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officeooo:paragraph-rsid="05e7808b"/>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9"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0"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1"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2"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3"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1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15"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16"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7c0"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Default">
      <style:paragraph-properties style:line-height-at-least="0.139in" fo:text-align="end" style:justify-single-word="false" style:writing-mode="rl-tb"/>
      <style:text-properties officeooo:paragraph-rsid="0561c97f"/>
    </style:style>
    <style:style style:name="P21" style:family="paragraph" style:parent-style-name="Default">
      <style:paragraph-properties style:line-height-at-least="0.139in" fo:text-align="end" style:justify-single-word="false" style:writing-mode="rl-tb"/>
      <style:text-properties officeooo:paragraph-rsid="0608a2fb"/>
    </style:style>
    <style:style style:name="P22" style:family="paragraph" style:parent-style-name="Default">
      <style:paragraph-properties style:line-height-at-least="0.139in" fo:text-align="end" style:justify-single-word="false" style:writing-mode="rl-tb"/>
      <style:text-properties officeooo:rsid="05619fb1" officeooo:paragraph-rsid="05619fb1"/>
    </style:style>
    <style:style style:name="P23" style:family="paragraph" style:parent-style-name="Default">
      <style:paragraph-properties style:line-height-at-least="0.139in" fo:text-align="end" style:justify-single-word="false" style:writing-mode="rl-tb"/>
      <style:text-properties officeooo:rsid="056b27c0" officeooo:paragraph-rsid="056b27c0"/>
    </style:style>
    <style:style style:name="P2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35"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36"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37"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38"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39" style:family="paragraph" style:parent-style-name="Default">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4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7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7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7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7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8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8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87" style:family="paragraph" style:parent-style-name="Standard">
      <style:text-properties style:text-position="0% 100%" officeooo:rsid="050f744d" officeooo:paragraph-rsid="0539eeb9"/>
    </style:style>
    <style:style style:name="P88" style:family="paragraph" style:parent-style-name="Standard" style:list-style-name="L7">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89" style:family="paragraph" style:parent-style-name="Standard" style:list-style-name="L7">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90"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91"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92" style:family="paragraph" style:parent-style-name="Standard" style:list-style-name="L7">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93"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94" style:family="paragraph" style:parent-style-name="Standard" style:list-style-name="L11">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95" style:family="paragraph" style:parent-style-name="Standard" style:list-style-name="L11">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96" style:family="paragraph" style:parent-style-name="Heading_20_1">
      <style:text-properties style:font-name="David CLM" officeooo:rsid="060b7396" officeooo:paragraph-rsid="0535e440" style:font-name-complex="David CLM"/>
    </style:style>
    <style:style style:name="P97" style:family="paragraph" style:parent-style-name="Default" style:list-style-name="L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98"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99"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0"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1"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102" style:family="paragraph" style:parent-style-name="Default" style:list-style-name="L10">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103" style:family="paragraph" style:parent-style-name="Default" style:list-style-name="L2">
      <style:paragraph-properties style:line-height-at-least="0.139in" fo:text-align="end" style:justify-single-word="false" style:writing-mode="rl-tb"/>
    </style:style>
    <style:style style:name="P104" style:family="paragraph" style:parent-style-name="Default" style:list-style-name="L3">
      <style:paragraph-properties style:line-height-at-least="0.139in" fo:text-align="end" style:justify-single-word="false" style:writing-mode="rl-tb"/>
      <style:text-properties officeooo:paragraph-rsid="056b202e"/>
    </style:style>
    <style:style style:name="P105" style:family="paragraph" style:parent-style-name="Default" style:list-style-name="L6">
      <style:paragraph-properties style:line-height-at-least="0.139in" fo:text-align="end" style:justify-single-word="false" style:writing-mode="rl-tb"/>
      <style:text-properties officeooo:paragraph-rsid="0590124d"/>
    </style:style>
    <style:style style:name="P106" style:family="paragraph" style:parent-style-name="Default" style:list-style-name="L9">
      <style:paragraph-properties style:line-height-at-least="0.139in" fo:text-align="end" style:justify-single-word="false" style:writing-mode="rl-tb"/>
      <style:text-properties officeooo:paragraph-rsid="05d11d37"/>
    </style:style>
    <style:style style:name="P107" style:family="paragraph" style:parent-style-name="Default" style:list-style-name="L9">
      <style:paragraph-properties style:line-height-at-least="0.139in" fo:text-align="end" style:justify-single-word="false" style:writing-mode="rl-tb"/>
      <style:text-properties officeooo:paragraph-rsid="05d59550"/>
    </style:style>
    <style:style style:name="P108" style:family="paragraph" style:parent-style-name="Default" style:list-style-name="L9">
      <style:paragraph-properties style:line-height-at-least="0.139in" fo:text-align="end" style:justify-single-word="false" style:writing-mode="rl-tb"/>
      <style:text-properties officeooo:paragraph-rsid="05d70687"/>
    </style:style>
    <style:style style:name="P109" style:family="paragraph" style:parent-style-name="Default" style:list-style-name="L10">
      <style:paragraph-properties style:line-height-at-least="0.139in" fo:text-align="end" style:justify-single-word="false" style:writing-mode="rl-tb"/>
      <style:text-properties officeooo:paragraph-rsid="05e3f680"/>
    </style:style>
    <style:style style:name="P110" style:family="paragraph" style:parent-style-name="Default" style:list-style-name="L9">
      <style:paragraph-properties style:line-height-at-least="0.139in" fo:text-align="end" style:justify-single-word="false" style:writing-mode="rl-tb"/>
      <style:text-properties officeooo:rsid="05d70687" officeooo:paragraph-rsid="05d70687"/>
    </style:style>
    <style:style style:name="T1"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27"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28"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29"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31"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32"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33"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34"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35"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36"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37"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38"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40"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41"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42"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43"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44"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45"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46"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47"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48" style:family="text">
      <style:text-properties style:text-outline="false" style:text-line-through-style="none" style:text-line-through-type="none" style:text-position="0% 100%" fo:font-style="normal" fo:text-shadow="none" style:text-underline-style="none" fo:font-weight="normal" officeooo:rsid="05f69b31" style:letter-kerning="true" style:font-style-asian="normal" style:font-weight-asian="normal" style:font-weight-complex="normal" style:text-emphasize="none"/>
    </style:style>
    <style:style style:name="T49" style:family="text">
      <style:text-properties style:text-outline="false" style:text-line-through-style="none" style:text-line-through-type="none" style:text-position="0% 100%" fo:font-style="normal" fo:text-shadow="none" style:text-underline-style="none" fo:font-weight="normal" officeooo:rsid="05f744ba" style:letter-kerning="true" style:font-style-asian="normal" style:font-weight-asian="normal" style:font-weight-complex="normal"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60b7396"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59"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60"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61"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62"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63"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64"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65"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66"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67"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68"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69"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70"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71"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82"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83"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84"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85"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86"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87"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88"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f581f2"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f744ba"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f96677"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47"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48"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49"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50"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51"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52"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5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54"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55"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56"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57"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58"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59"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60"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61"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62"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63"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64"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65"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66"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6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68"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69"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70"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7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72"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173"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174"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175"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176"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77"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178"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179"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180"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181"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182"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183"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184"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185"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186"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187"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188"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189"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190"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191"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192"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193" style:family="text">
      <style:text-properties officeooo:rsid="058e28e4"/>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officeooo:rsid="05e9cada" style:font-style-asian="italic" style:font-style-complex="italic"/>
    </style:style>
    <style:style style:name="T197" style:family="text">
      <style:text-properties officeooo:rsid="05944186"/>
    </style:style>
    <style:style style:name="T198" style:family="text">
      <style:text-properties style:text-position="0% 100%" officeooo:rsid="05c12014"/>
    </style:style>
    <style:style style:name="T199" style:family="text">
      <style:text-properties style:text-position="0% 100%" officeooo:rsid="05b68f6c"/>
    </style:style>
    <style:style style:name="T200" style:family="text">
      <style:text-properties officeooo:rsid="05c0aec3"/>
    </style:style>
    <style:style style:name="T201" style:family="text">
      <style:text-properties officeooo:rsid="05d9427e"/>
    </style:style>
    <style:style style:name="T202" style:family="text">
      <style:text-properties officeooo:rsid="05db55b7"/>
    </style:style>
    <style:style style:name="T203" style:family="text">
      <style:text-properties officeooo:rsid="05dc57ea"/>
    </style:style>
    <style:style style:name="T204" style:family="text">
      <style:text-properties officeooo:rsid="05e9cada"/>
    </style:style>
    <style:style style:name="T205" style:family="text">
      <style:text-properties officeooo:rsid="05ecb18d"/>
    </style:style>
    <style:style style:name="T206" style:family="text">
      <style:text-properties officeooo:rsid="05f8d4af"/>
    </style:style>
    <style:style style:name="T207" style:family="text">
      <style:text-properties officeooo:rsid="0607cbc9"/>
    </style:style>
    <style:style style:name="T208" style:family="text">
      <style:text-properties officeooo:rsid="060c67c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עוד אלגוריתמים <text:span text:style-name="T208">מגלי-אמת</text:span></text:h>
      <text:p text:style-name="P3"><text:span text:style-name="T51">תזכורת – בעיית </text:span><text:span text:style-name="T39">התרמיל</text:span></text:p>
      <text:p text:style-name="P8"><text:span text:style-name="T179">מ</text:span><text:span text:style-name="T91">כניסים אתכם לחדר מלא חפצים, נותנים לכם תרמיל שיכול להכיל עד 100 ק”ג, ואומרים לכם “כל מה שתצליחו להכניס לתרמיל – שלכם”.</text:span><text:span text:style-name="T92"> <text:s text:c="2"/></text:span><text:span text:style-name="T88">לכל חפץ יש </text:span><text:span text:style-name="T148">משקל אחר</text:span><text:span text:style-name="T88"> ו</text:span><text:span text:style-name="T148">ערך אחר</text:span><text:span text:style-name="T88">.</text:span><text:span text:style-name="T92"> <text:s/></text:span><text:span text:style-name="T88">איך תבחרו חפצים </text:span><text:span text:style-name="T93">שהמשקל שלהם לכל היותר 100, ו</text:span><text:span text:style-name="T88">סכום-ערכיהם גדול ביותר?</text:span></text:p>
      <text:p text:style-name="P19"/>
      <text:p text:style-name="P7"><text:span text:style-name="T178">א</text:span><text:span text:style-name="T88">ם </text:span><text:span text:style-name="T93">הערך של כל חפץ ידוע </text:span><text:span text:style-name="T88">לכולם </text:span><text:span text:style-name="T89">- </text:span><text:span text:style-name="T93">יש לנו בעיה אלגוריתמית. אמנם, זו בעיה קשה יותר מבעיית המסלול הזול ביותר, אבל היא פתירה</text:span><text:span text:style-name="T94">. </text:span><text:span text:style-name="T95">למשל, אם מספר החפצים הוא קטן, אפשר לבדוק את כל תת-הקבוצות של חפצים, </text:span><text:span text:style-name="T94">ולבחור את </text:span><text:span text:style-name="T95">תת-הקבוצה </text:span><text:span text:style-name="T94">עם הערך הגבוה ביותר מבין </text:span><text:span text:style-name="T95">תת-הקבוצות שסכום המשקלים שלהן הוא לכל היותר 100.</text:span></text:p>
      <text:p text:style-name="P7"><text:span text:style-name="T4">אבל מה אם </text:span><text:span text:style-name="T3">הערך של כל חפץ ידוע רק לחפץ</text:span><text:span text:style-name="T4">?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5"> מה תעשו?</text:span></text:p>
      <text:p text:style-name="P11"><text:span text:style-name="T97">כאמור, בכל</text:span><text:span text:style-name="T96"> מצב שבו הקלט לאלגוריתם הוא מידע פרטי של </text:span><text:span text:style-name="T90">אנשים עם אינטרסים אישיים, אנחנו צריכים להשתמש </text:span><text:span text:style-name="T136">במכרז</text:span><text:span text:style-name="T137">. אפשר להשתמש במכרז וק"ג כמו שראינו בסעיף הקודם. </text:span><text:span text:style-name="T140">בשלב הראשון של המכרז, אנחנו צריכים למצוא את התוצאה שממקסמת את סכום הערכים. </text:span><text:span text:style-name="T137">אם מספר החפצים (= המפרסמים) הוא קטן, </text:span><text:span text:style-name="T140">זה עובד מצויין</text:span><text:span text:style-name="T137">. <text:s/>אבל </text:span><text:span text:style-name="T138">מה אם מספר החפצים </text:span><text:span text:style-name="T141">הוא </text:span><text:span text:style-name="T138">גדול? <text:s/>בעיית התרמיל ידועה כבעיה </text:span><text:span text:style-name="T168">NP-שלמה </text:span><text:span text:style-name="T138">- וזה אומר ש</text:span><text:span text:style-name="T139">כנראה לא קיים אלגוריתם הפותר בעיות גדולות בזמן סביר.</text:span><text:span text:style-name="T142"> <text:s/>איך נוכל להריץ את מכרז וק"ג, אם אנחנו לא יכולים לחשב את הצעד הראשון שלו?!</text:span></text:p>
      <text:p text:style-name="P18"/>
      <text:p text:style-name="P50"><text:span text:style-name="T139">ב</text:span><text:span text:style-name="T135">עולם האלגוריתמים, כשנתקלים בבעיה שהיא </text:span><text:span text:style-name="T167">NP-קשה</text:span><text:span text:style-name="T135">, השלב הבא הוא לחפש עבורה </text:span><text:span text:style-name="T167">אלגוריתמי-קירוב</text:span><text:span text:style-name="T135">. </text:span><text:span text:style-name="T143">אם זה קשה למצוא את הצירוף עם סכום הערכים המקסימלי - ננסה למצוא צירוף עם סכום-ערכים שהוא "די קרוב" למקסימלי.</text:span><text:span text:style-name="T144"> <text:s/>איך מוצאים אלגוריתמי קירוב? אפשרות אחת, שעובדת בהרבה מקרים, היא לנסות </text:span><text:span text:style-name="T169">אלגוריתם חמדני </text:span><text:span text:style-name="T144">(greedy algorithm).</text:span><text:span text:style-name="T145"> נראה כמה אלגוריתמים כאלה עבור בעיית התרמיל.</text:span></text:p>
      <text:p text:style-name="P66"/>
      <text:p text:style-name="P40"><text:span text:style-name="T149">אלגוריתם חמדני א</text:span><text:span text:style-name="T88">:</text:span></text:p>
      <text:list xml:id="list3092905586" text:style-name="L1">
        <text:list-item>
          <text:p text:style-name="P97">סדר את החפצים בסדר יורד של הערך.</text:p>
        </text:list-item>
        <text:list-item>
          <text:p text:style-name="P97">בחר חפצים לפי הסדר עד שהתרמיל מתמלא.</text:p>
        </text:list-item>
      </text:list>
      <text:p text:style-name="P22"><text:span text:style-name="T3">האלגוריתם הזה עובד יפה כשהחפצים בערך באותו משקל, אבל כשיש הבדלים גדולים </text:span><text:span text:style-name="T6">במשקלים - הוא עלול להיות מאד גרוע.</text:span></text:p>
      <text:p text:style-name="P20"><text:span text:style-name="T6">למשל, נניח שג</text:span><text:span text:style-name="T23">ודל התרמיל </text:span><text:span text:style-name="T24">הוא</text:span><text:span text:style-name="T23"> 100</text:span><text:span text:style-name="T24">, יש 51 חפצים, והערכים והמשקלים שלהם לפי הסדר הם:</text:span></text:p>
      <text:p text:style-name="P82"><text:span text:style-name="T148">$100/100k</text:span><text:span text:style-name="T88">, $20/2k, $20/2k, $20/2k … </text:span></text:p>
      <text:p text:style-name="P51"><text:span text:style-name="T88">רק החפץ הראשון </text:span><text:span text:style-name="T99">נכנס לתרמיל </text:span><text:span text:style-name="T88">- הערך הוא </text:span><text:span text:style-name="T98">$100</text:span><text:span text:style-name="T88">. אילו היה </text:span><text:span text:style-name="T98">מדלג על החפץ הראשון, היה יכול להכניס 50 חפצים שהערך של כל אחד הוא $20, כך שהערך היה גדול פי 10. <text:s/></text:span></text:p>
      <text:p text:style-name="P40"><text:span text:style-name="T98">מעבר לכך, גם אם נשתמש באלגוריתם הזה כשלב הראשון במכרז דמוי-וק"ג, התוצאה תהיה מאד גרועה: השחקן הראשון יזכה, אבל הוא יצטרך לשלם </text:span><text:span text:style-name="T88">$1000 </text:span><text:span text:style-name="T98">(סכום הערכים של השחקנים כשהוא לא משתתף), שזה פי 10</text:span><text:span text:style-name="T88"> יותר מהערך שלו</text:span><text:span text:style-name="T98">. זה כמובן לא מכרז אמיתי - השחקן יעדיף לא להשתתף כלל.</text:span></text:p>
      <text:p text:style-name="P59"/>
      <text:p text:style-name="P40"><text:span text:style-name="T149">אלגוריתם חמדני ב</text:span><text:span text:style-name="T88">:</text:span></text:p>
      <text:list xml:id="list2354934668" text:style-name="L2">
        <text:list-item>
          <text:p text:style-name="P103"><text:span text:style-name="T3">סדר את החפצים בסדר יורד של </text:span><text:span text:style-name="T7">היחס </text:span><text:span text:style-name="T26">ערך/משקל</text:span><text:span text:style-name="T3">.</text:span></text:p>
        </text:list-item>
        <text:list-item>
          <text:p text:style-name="P98"><text:soft-page-break/>בחר חפצים לפי הסדר עד שהתרמיל מתמלא.</text:p>
        </text:list-item>
      </text:list>
      <text:p text:style-name="P67">האלגוריתם הזה עובד יפה על הדוגמה הקודמת, אבל עובד גרוע על הדוגמה הבאה:</text:p>
      <text:p text:style-name="P82"><text:span text:style-name="T148">$20/2k</text:span><text:span text:style-name="T88">, $100/100k.</text:span></text:p>
      <text:p text:style-name="P52"><text:span text:style-name="T88">רק החפץ הראשון </text:span><text:span text:style-name="T99">נכנס לתרמיל - הערך הוא $20. </text:span><text:span text:style-name="T88">אילו היה </text:span><text:span text:style-name="T98">מדלג על החפץ הראשון, </text:span><text:span text:style-name="T99">הערך היה גדול פי 5.</text:span></text:p>
      <text:p text:style-name="P41"><text:span text:style-name="T99">גם כמכרז, התוצאות לא טובות: השחקן </text:span><text:span text:style-name="T88">הראשון </text:span><text:span text:style-name="T99">זוכה, והוא משלם </text:span><text:span text:style-name="T88">$100 </text:span><text:span text:style-name="T99">(סכום הערכים של האחרים כשהוא לא משתתף) </text:span><text:span text:style-name="T88">– יותר מהערך שלו</text:span><text:span text:style-name="T99">.</text:span></text:p>
      <text:p text:style-name="P24"/>
      <text:p text:style-name="P25">ראינו שני אלגוריתמים, כל אחד מהם נכשל על קלט מסויים. מתברר ששניהם ביחד נותנים תוצאה לא רעה בכלל.</text:p>
      <text:p text:style-name="P25"/>
      <text:p text:style-name="P9"><text:span text:style-name="T180">א</text:span><text:span text:style-name="T149">לגוריתם א+ב</text:span><text:span text:style-name="T88">: הפעל את שני האלגוריתמים החמדניים</text:span><text:span text:style-name="T100">, ו</text:span><text:span text:style-name="T88">בחר את התוצאה עם הסכום הגבוה.</text:span></text:p>
      <text:p text:style-name="P42"><text:span text:style-name="T149">משפט</text:span><text:span text:style-name="T88">: אלגוריתם א+ב נותן </text:span><text:span text:style-name="T171">קירוב 1/2</text:span><text:span text:style-name="T146"> לבעיית התרמיל</text:span><text:span text:style-name="T88">.</text:span><text:span text:style-name="T101"> כלומר, הוא מוצא תת-קבוצה </text:span><text:span text:style-name="T102">שסכום ערכיה </text:span><text:span text:style-name="T101">הוא לפחות 1/2 </text:span><text:span text:style-name="T102">מהסכום </text:span><text:span text:style-name="T101">הגבוה ביותר האפשרי.</text:span></text:p>
      <text:p text:style-name="P43"><text:span text:style-name="T175">הוכחה</text:span><text:span text:style-name="T88">: </text:span></text:p>
      <text:list xml:id="list2999278742" text:style-name="L3">
        <text:list-item>
          <text:p text:style-name="P104"><text:span text:style-name="T3">נניח שאלגוריתם ב נתקע אחרי k חפצים.</text:span><text:span text:style-name="T8"> אילו היה יכול להוסיף גם את </text:span><text:span text:style-name="T3">החפץ ה-k+1 – הסכום </text:span><text:span text:style-name="T8">היה לפחות כמו המקסימום - אולי אפילו יותר (כי האלגוריתם ממקסם את </text:span><text:span text:style-name="T9">ה</text:span><text:span text:style-name="T8">ערך</text:span><text:span text:style-name="T9"> ליחידת </text:span><text:span text:style-name="T8">משקל).</text:span></text:p>
        </text:list-item>
        <text:list-item>
          <text:p text:style-name="P104"><text:span text:style-name="T9">אלגוריתם א </text:span><text:span text:style-name="T10">בוחר לפחות חפץ אחד עם הערך הגבוה ביותר. כלומר, הסכום של אלגוריתם א </text:span><text:span text:style-name="T3">הוא לפחות </text:span><text:span text:style-name="T10">כמו ערך </text:span><text:span text:style-name="T3">החפץ ה-k+1.</text:span></text:p>
        </text:list-item>
        <text:list-item>
          <text:p text:style-name="P101">מכאן, הסכום של אלגוריתמים א+ב הוא לפחות כמו המקסימום.</text:p>
        </text:list-item>
        <text:list-item>
          <text:p text:style-name="P104"><text:span text:style-name="T10">מכאן, לפי עקרון שובך היונים, הסכום של אחד משני האלגוריתמים הוא לפחות כמו המקסימום / 2</text:span><text:span text:style-name="T11">! ***</text:span></text:p>
        </text:list-item>
      </text:list>
      <text:p text:style-name="P21"><text:span text:style-name="T21">(אגב, המשפט מחזק את דברי בן-עזאי: "</text:span><text:span text:style-name="T3">אַל תְּהִי בָז לְכָל אָדָם, <text:s/>וְאַל תְּהִי מַפְלִיג לְכָל דָּבָר</text:span><text:span text:style-name="T21">; </text:span><text:span text:style-name="T3">שֶׁאֵין לְךָ אָדָם שֶׁאֵין לוֹ שָׁעָה, וְאֵין לְךָ דָבָר שֶׁאֵין לוֹ מָקוֹם</text:span><text:span text:style-name="T21">" (משנה אבות ד ג): לא צריך לזלזל </text:span><text:span text:style-name="T22">בדברים </text:span><text:span text:style-name="T21">שנראים </text:span><text:span text:style-name="T22">לנו </text:span><text:span text:style-name="T21">במבט ראשון חסרי-ערך, כי ייתכן שהם יתבררו כמועילים כשנשלב </text:span><text:span text:style-name="T22">ביניהם וניתן לכל אחד את המקום המתאים לו</text:span><text:span text:style-name="T21">].</text:span></text:p>
      <text:p text:style-name="P17"/>
      <text:p text:style-name="P23"><text:span text:style-name="T10">ע</text:span><text:span text:style-name="T3">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13"/>
      <text:p text:style-name="P13">למרבה הצער, התשובה היא לא. הנה דוגמה:</text:p>
      <text:p text:style-name="P82"><text:span text:style-name="T148">$54/52k</text:span><text:span text:style-name="T88">, $52/51k, $49/49k.</text:span></text:p>
      <text:p text:style-name="P53"><text:span text:style-name="T88">במקרה זה, גם אלגוריתם א וגם אלגוריתם ב בוחרים את </text:span><text:span text:style-name="T103">החפץ הראשון</text:span><text:span text:style-name="T104">, ולכן גם אלגוריתם א+ב בוחר אותו. הערך הוא $54, </text:span><text:span text:style-name="T132">וזה באמת יותר מחצי מהמקסימום (שהוא $101).</text:span><text:span text:style-name="T104"> כמה צריך </text:span><text:span text:style-name="T133">השחקן הראשון </text:span><text:span text:style-name="T104">לשלם? - אילו</text:span><text:span text:style-name="T40"> </text:span><text:span text:style-name="T49">הוא </text:span><text:span text:style-name="T40">לא היה </text:span><text:span text:style-name="T48">משתתף</text:span><text:span text:style-name="T40">, אז שני האלגוריתמים היו בוחרים את שני החפצים האחרים, וסכום-הערכים </text:span><text:span text:style-name="T49">שלהם </text:span><text:span text:style-name="T40">היה $101. </text:span><text:span text:style-name="T49">לכן השחקן הראשון צריך </text:span><text:span text:style-name="T41">לשלם $101, שזה יותר מהערך שלו – </text:span><text:span text:style-name="T49">המכרז לא אמיתי!</text:span></text:p>
      <text:p text:style-name="P69"/>
      <text:p text:style-name="P54"><text:span text:style-name="T38">אנחנו רואים כאן חיסרון גדול של מנגנון וק"ג - הוא חייב למצוא את סכום-הערכים המקסימלי, וחייב למצוא אותו </text:span><text:span text:style-name="T59">במדוייק </text:span><text:span text:style-name="T38">- לא בקירוב. אם מציאת המקסימום היא בעיה חישובית קשה - אנחנו לא יכולים להשתמש ב-VCG. צריך </text:span><text:span text:style-name="T50">מכרז מסוג</text:span><text:span text:style-name="T38"> אחר.</text:span></text:p>
      <text:p text:style-name="P70"/>
      <text:p text:style-name="P4"><text:span text:style-name="T39">מ</text:span><text:span text:style-name="T38">כרז מיירסון</text:span></text:p>
      <text:p text:style-name="P55"><text:span text:style-name="T59">מכרז מיירסון </text:span><text:span text:style-name="T38">(על-שם </text:span><text:span text:style-name="T42">ממציאו</text:span><text:span text:style-name="T38"> Myerson, חתן פרס נובל לכלכלה)</text:span><text:span text:style-name="T43"> הוא מכרז אמיתי, המיועד למצבים שבהם לא יכולים או לא רוצים למקסם את סכום-הערכים.</text:span></text:p>
      <text:p text:style-name="P72"/>
      <text:p text:style-name="P44"><text:span text:style-name="T44">מכרז מיירסון </text:span><text:span text:style-name="T45">מקבל כקלט </text:span><text:span text:style-name="T60">כלל-בחירה - </text:span><text:span text:style-name="T52">כלל הקובע, לגבי כל שחקן, אם הוא "נבחר" או לא. כלל-הבחירה הזה יכול להיות "בחר את השחקן עם הערך הגבוה ביותר", או "בחר את קבוצת-השחקנים </text:span><text:soft-page-break/><text:span text:style-name="T52">עם סכום-הערכים הגבוה ביותר", </text:span><text:span text:style-name="T53">ואז מכרז מיירסון זהה למכרז וק"ג. </text:span><text:span text:style-name="T54"><text:s text:c="2"/></text:span><text:span text:style-name="T53">אבל </text:span><text:span text:style-name="T54">אפשר להשתמש גם ב</text:span><text:span text:style-name="T53">כלל-בחירה </text:span><text:span text:style-name="T54">אחר, </text:span><text:span text:style-name="T55">למשל "הרץ אלגוריתם-קירוב </text:span><text:span text:style-name="T56">חמדני </text:span><text:span text:style-name="T55">לבעיית התרמיל ובחר את השחקנים שנבחרו ע"י האלגוריתם"</text:span><text:span text:style-name="T57">.</text:span></text:p>
      <text:p text:style-name="P74"/>
      <text:p text:style-name="P45"><text:span text:style-name="T88">לכל </text:span><text:span text:style-name="T105">שחקן i </text:span><text:span text:style-name="T88">יש</text:span><text:span text:style-name="T105">נו</text:span><text:span text:style-name="T88"> ערך כספי </text:span><text:span text:style-name="T105">v</text:span><text:span text:style-name="T182">i</text:span><text:span text:style-name="T105"> </text:span><text:span text:style-name="T88">ל”היבחרות”</text:span><text:span text:style-name="T105">. אם שחקן i נבחר אז הערך שלו הוא v</text:span><text:span text:style-name="T182">i</text:span><text:span text:style-name="T105">, ואם השחקן לא נבחר אז הערך שלו הוא 0.</text:span><text:span text:style-name="T106"> </text:span><text:span text:style-name="T107">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172">כלל-תשלום</text:span><text:span text:style-name="T107"> - כלל הקובע, לכל שחקן, כמה כסף הוא צריך לשלם. </text:span><text:span text:style-name="T108">אם שחקן i נבחר ומשלם p</text:span><text:span text:style-name="T183">i</text:span><text:span text:style-name="T108">, אז </text:span><text:span text:style-name="T173">התועלת </text:span><text:span text:style-name="T108">שלו היא ההפרש - </text:span><text:span text:style-name="T105">v</text:span><text:span text:style-name="T182">i</text:span><text:span text:style-name="T58">-</text:span><text:span text:style-name="T108">p</text:span><text:span text:style-name="T183">i</text:span><text:span text:style-name="T108">.</text:span><text:span text:style-name="T107"> <text:s/>אנחנו מחפשים כלל-תשלום שיגרום לכך שהמכרז יהיה אמיתי.</text:span></text:p>
      <text:p text:style-name="P62"/>
      <text:p text:style-name="P56"><text:span text:style-name="T88">נסביר שוב במילים אחרות. </text:span><text:span text:style-name="T149">מכרז </text:span><text:span text:style-name="T135">הוא זוג של פונקציות - </text:span><text:span text:style-name="T170">פונקציית</text:span><text:span text:style-name="T167">-בחירה</text:span><text:span text:style-name="T135"> </text:span><text:span text:style-name="T147">ו</text:span><text:span text:style-name="T170">פונקציית</text:span><text:span text:style-name="T167">-תשלום</text:span><text:span text:style-name="T135">.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3"/>
      <text:p text:style-name="P57"><text:span text:style-name="T109">ב</text:span><text:span text:style-name="T88">מכרז-מיירסון, כלל-הבחירה נתון וקבוע מראש, והמטרה שלנו היא למצוא כלל-תשלום תואם, כך שהמכרז המתקבל יהיה אמיתי.</text:span><text:span text:style-name="T114"> <text:s text:c="3"/></text:span><text:span text:style-name="T88">השאלה המרכזית היא: האם </text:span><text:span text:style-name="T171">לכל </text:span><text:span text:style-name="T88">כלל-בחירה קיים כלל-תשלום תואם? התשובה היא לא, אבל </text:span><text:span text:style-name="T110">ישנם הרבה כללי-בחירה שעבורם קיים כלל-תשלום. </text:span></text:p>
      <text:p text:style-name="P64"/>
      <text:p text:style-name="P58"><text:span text:style-name="T150">הג</text:span><text:span text:style-name="T149">דרה</text:span><text:span text:style-name="T88">: כלל-בחירה נקרא </text:span><text:span text:style-name="T171">מונוטוני</text:span><text:span text:style-name="T153"> </text:span><text:span text:style-name="T88">אם, עבור כל שחקן i, הכלל הוא פונקציה מונוטונית-עולה של v</text:span><text:span text:style-name="T181">i</text:span><text:span text:style-name="T88">.</text:span></text:p>
      <text:p text:style-name="P40"><text:span text:style-name="T111">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88">כלל-בחירה </text:span><text:span text:style-name="T153">בינארי</text:span><text:span text:style-name="T88"> הוא מונוטוני אם עבור כל</text:span><text:span text:style-name="T111"> שחקן</text:span><text:span text:style-name="T88"> i, אם </text:span><text:span text:style-name="T111">הוא </text:span><text:span text:style-name="T88">נבחר כשהערך שלו </text:span><text:span text:style-name="T153">x</text:span><text:span text:style-name="T88">, אז הוא נבחר גם כשהערך שלו הוא כל מספר הגדול מ-</text:span><text:span text:style-name="T153">x</text:span><text:span text:style-name="T88">.</text:span></text:p>
      <text:p text:style-name="P59"/>
      <text:p text:style-name="P60">דוגמאות לכללים מונוטוניים:</text:p>
      <text:list xml:id="list3813363248" text:style-name="L4">
        <text:list-item>
          <text:p text:style-name="P99">בחר את 3 הערכים הגדולים ביותר.</text:p>
        </text:list-item>
        <text:list-item>
          <text:p text:style-name="P99">בחר את הערך הגדול ביותר, בתנאי שהוא מעל 10.</text:p>
        </text:list-item>
        <text:list-item>
          <text:p text:style-name="P99">בחר בעזרת אלגוריתם חמדני א / ב / א+ב <text:span text:style-name="T206">לבעיית התרמיל.</text:span></text:p>
        </text:list-item>
      </text:list>
      <text:p text:style-name="P60">דוגמאות לכללים לא מונוטוניים:</text:p>
      <text:list xml:id="list2268401746" text:style-name="L5">
        <text:list-item>
          <text:p text:style-name="P100">בחר את הערך השני מלמעלה.</text:p>
        </text:list-item>
        <text:list-item>
          <text:p text:style-name="P100">בחר את הערך הגדול ביותר, אם הוא מתחת ל-7.</text:p>
        </text:list-item>
      </text:list>
      <text:p text:style-name="P12"/>
      <text:p text:style-name="P12"/>
      <text:p text:style-name="P58"><text:span text:style-name="T151">מש</text:span><text:span text:style-name="T149">פט מיירסון</text:span><text:span text:style-name="T88">: </text:span><text:span text:style-name="T111">מונוטוניות היא תנאי הכרחי ומספיק לאמיתיות. כלומר:</text:span></text:p>
      <text:p text:style-name="P59">(א) לכל כלל-בחירה לא-מונוטוני - אין כלל-תשלום אמיתי.</text:p>
      <text:p text:style-name="P59">(ב) לכל כלל-בחירה מונוטוני - קיים כלל-תשלום אמיתי, והוא יחיד.</text:p>
      <text:p text:style-name="P59"/>
      <text:p text:style-name="P46"><text:span text:style-name="T134">עכשיו</text:span><text:span text:style-name="T111"> </text:span><text:span text:style-name="T88">נוכיח את משפט מיירסון</text:span><text:span text:style-name="T111">, ותוך כדי </text:span><text:span text:style-name="T134">כך</text:span><text:span text:style-name="T111"> נגלה </text:span><text:span text:style-name="T115">מהו כלל-התשלום היחיד שהופך את המכרז לאמיתי</text:span><text:span text:style-name="T111">.</text:span></text:p>
      <text:p text:style-name="P71"/>
      <text:p text:style-name="P73"><text:span text:style-name="T194">הוכחת משפט מיירסון</text:span>: בהוכחה <text:span text:style-name="T193">נשתמש בסימונים הבאים:</text:span></text:p>
      <text:list xml:id="list1481492847" text:style-name="L6">
        <text:list-item>
          <text:p text:style-name="P105"><text:span text:style-name="T3">כלל-הבחירה – </text:span><text:span text:style-name="T23">c - </text:span><text:span text:style-name="T3">פונקציה המקבלת כקלט את הערכים של כל המשתתפים, ומחזירה וקטור בינארי (</text:span><text:span text:style-name="T23">1 = “ברכותיי, נבחרת!”</text:span><text:span text:style-name="T25">, 0 = "לא נבחרת!"</text:span><text:span text:style-name="T23">). <text:s/>c</text:span><text:span text:style-name="T25"> הוא </text:span><text:span text:style-name="T23">נתון וקבוע.</text:span></text:p>
        </text:list-item>
        <text:list-item>
          <text:p text:style-name="P105"><text:span text:style-name="T3">כלל התשלום – </text:span><text:span text:style-name="T23">p</text:span><text:span text:style-name="T3"> - פונקציה המקבלת כקלט את הערכים של כל המשתתפים, ומחזירה וקטור מספרי של תשלומים. </text:span><text:span text:style-name="T23"><text:s/>את p אנחנו מחפשים.</text:span></text:p>
        </text:list-item>
      </text:list>
      <text:p text:style-name="P59"/>
      <text:p text:style-name="P10"><text:span text:style-name="T179">ה</text:span><text:span text:style-name="T91">תועלת של משתתף עם ערך </text:span><text:span text:style-name="T187">v</text:span><text:span text:style-name="T91"> שאומר </text:span><text:span text:style-name="T187">x</text:span><text:span text:style-name="T91"> היא:</text:span></text:p>
      <text:p text:style-name="P39">v*c(x) – p(x)</text:p>
      <text:p text:style-name="P61">במכרז אמיתי, חייב להתקיים:<text:span text:style-name="T197"> </text:span></text:p>
      <text:p text:style-name="P84"><text:soft-page-break/>v*c(v) – p(v) <text:s/>≥ <text:s/>v*c(x) - p(x)</text:p>
      <text:p text:style-name="P48"><text:span text:style-name="T88">התועלת של משתתף עם ערך </text:span><text:span text:style-name="T186">x</text:span><text:span text:style-name="T88"> שאומר </text:span><text:span text:style-name="T186">v</text:span><text:span text:style-name="T88"> היא:</text:span><text:span text:style-name="T112"> <text:s/></text:span></text:p>
      <text:p text:style-name="P84">x*c(v) – p(v)</text:p>
      <text:p text:style-name="P68">במכרז אמיתי חייב להתקיים:<text:span text:style-name="T197"> </text:span></text:p>
      <text:p text:style-name="P84">x*c(x) – p(x) ≥ x*c(v) – p(v)</text:p>
      <text:p text:style-name="P59">מחברים את המשוואות ומקבלים:</text:p>
      <text:p text:style-name="P85">v*[c(v)–c(x)] <text:s text:c="2"/>≥ <text:s text:c="2"/>p(v)-p(x) <text:s text:c="2"/>≥ <text:s/>x*[c(v) – c(x)]</text:p>
      <text:p text:style-name="P26"/>
      <text:p text:style-name="P28">נבדוק את אי-השיוויון הזה <text:span text:style-name="T200">בשני</text:span> מצבים.</text:p>
      <text:p text:style-name="P27"/>
      <text:p text:style-name="P35"><text:span text:style-name="T62">מצב </text:span><text:span text:style-name="T61">א</text:span><text:span text:style-name="T46">: </text:span><text:span text:style-name="T186">c(v)=c(x)</text:span><text:span text:style-name="T164">. במקרה זה, </text:span><text:span text:style-name="T66">המשוואה המודגשת </text:span><text:span text:style-name="T68">נראית כך</text:span><text:span text:style-name="T66">:</text:span></text:p>
      <text:p text:style-name="P38"><text:span text:style-name="T198">0</text:span><text:span text:style-name="T199"> <text:s/>≥ <text:s text:c="2"/>p(v)-p(x) <text:s text:c="2"/>≥ <text:s/></text:span><text:span text:style-name="T198">0</text:span></text:p>
      <text:p text:style-name="P35"><text:span text:style-name="T166">מכאן נובע ש</text:span><text:span text:style-name="T164">: </text:span><text:span text:style-name="T186">p(v)=p(x)</text:span><text:span text:style-name="T116">. </text:span><text:span text:style-name="T118"><text:s text:c="2"/></text:span><text:span text:style-name="T117">המשמעות היא, ש</text:span><text:span text:style-name="T113">ה</text:span><text:span text:style-name="T153">תשלום של שחקן שנבחר </text:span><text:span text:style-name="T157">- </text:span><text:span text:style-name="T159">אינו </text:span><text:span text:style-name="T153">תלוי בערך שלו</text:span><text:span text:style-name="T157">, ו</text:span><text:span text:style-name="T156">גם התשלום של שחקן </text:span><text:span text:style-name="T157">שאינו </text:span><text:span text:style-name="T156">נבחר </text:span><text:span text:style-name="T157">- </text:span><text:span text:style-name="T159">אינו </text:span><text:span text:style-name="T156">תלוי בערך שלו</text:span><text:span text:style-name="T157">. </text:span><text:span text:style-name="T154">זה די </text:span><text:span text:style-name="T157">מובן </text:span><text:span text:style-name="T154">- </text:span><text:span text:style-name="T155">אילו הייתי יכול להיבחר עם שני תשלומים שונים, הייתי תמיד אומר ערך שיבטיח לי </text:span><text:span text:style-name="T158">להיבחר עם </text:span><text:span text:style-name="T155">התשלום הנמוך יותר, </text:span><text:span text:style-name="T158">ואז </text:span><text:span text:style-name="T155">המכרז לא היה אמיתי.</text:span></text:p>
      <text:p text:style-name="P75"/>
      <text:p text:style-name="P77"><text:span text:style-name="T62">מצב ב</text:span><text:span text:style-name="T46">: </text:span><text:span text:style-name="T79">c(v)&gt;c(x)</text:span><text:span text:style-name="T65">, כלומר </text:span><text:span text:style-name="T80">c(v)=1</text:span><text:span text:style-name="T65"> וגם</text:span><text:span text:style-name="T84"> c(x)=0</text:span><text:span text:style-name="T85"> (</text:span><text:span text:style-name="T68">המצב</text:span><text:span text:style-name="T85"> </text:span><text:span text:style-name="T86">c(v)</text:span><text:span text:style-name="T87">&lt;</text:span><text:span text:style-name="T86">c(x)</text:span><text:span text:style-name="T85"> </text:span><text:span text:style-name="T68">הוא סימטרי).</text:span></text:p>
      <text:p text:style-name="P77"><text:span text:style-name="T66">במקרה זה, המשוואה המודגשת </text:span><text:span text:style-name="T68">נראית כך</text:span><text:span text:style-name="T66">:</text:span></text:p>
      <text:p text:style-name="P86">v <text:s/>≥ <text:s text:c="2"/>p(v)-p(x) <text:s text:c="2"/>≥ <text:s/>x</text:p>
      <text:p text:style-name="P80">מכאן נובע ש v&gt;x, כלומר - הפונקציה c חייבת להיות מונוטונית.</text:p>
      <text:p text:style-name="P80"/>
      <text:p text:style-name="P76"><text:span text:style-name="T67">מכאן אפשר גם לחשב את כלל התשלומים. <text:s/></text:span><text:span text:style-name="T160">נניח ש-</text:span><text:span text:style-name="T190">v</text:span><text:span text:style-name="T160"> ו-</text:span><text:span text:style-name="T190">x</text:span><text:span text:style-name="T160"> הם מאד מאד קרובים - כמעט זהים</text:span><text:span text:style-name="T162">;</text:span><text:span text:style-name="T161"> הם ממש ליד ה"סף" שבו הפונקציה c מתחלפת מ-0 ל-1. x קצת מתחת לסף, ו-</text:span><text:span text:style-name="T189">v</text:span><text:span text:style-name="T161"> קצת מעל הסף.</text:span><text:span text:style-name="T162"> </text:span><text:span text:style-name="T165">אז, שני צדדי המשוואה כמעט שוים, ולכן גם </text:span><text:span text:style-name="T163">ההפרש </text:span><text:span text:style-name="T186">p(v)-p(x)</text:span><text:span text:style-name="T88"> </text:span><text:span text:style-name="T119">כמעט שווה להם.</text:span><text:span text:style-name="T120"> <text:s text:c="2"/></text:span><text:span text:style-name="T119">מכאן, שההפרש </text:span><text:span text:style-name="T163"><text:s/></text:span><text:span text:style-name="T188">p(v)-p(x)</text:span><text:span text:style-name="T119"> <text:s/>חייב להיות שווה ל</text:span><text:span text:style-name="T174">ערך הסף </text:span><text:span text:style-name="T119">- </text:span><text:span text:style-name="T88">הערך שבו</text:span><text:span text:style-name="T120"> הפונקציה</text:span><text:span text:style-name="T192"> </text:span><text:span text:style-name="T191">c</text:span><text:span text:style-name="T88"> מתחלפת מ-0 ל-1.</text:span></text:p>
      <text:p text:style-name="P32"/>
      <text:p text:style-name="P78"><text:span text:style-name="T70">שימו לב: ערך-הסף יכול להיות זהה לכל השחקנים, אבל יכול להיות גם שונה משחקן לשחקן. </text:span><text:span text:style-name="T64">דוגמאות:</text:span></text:p>
      <text:list xml:id="list1632995768" text:style-name="L7">
        <text:list-item>
          <text:p text:style-name="P88"><text:span text:style-name="T64">אם הכלל הוא "בחר את כל הערכים הגדולים מ-10", אז ערך-הסף </text:span><text:span text:style-name="T71">לכל השחקנים </text:span><text:span text:style-name="T64">הוא 10.</text:span></text:p>
        </text:list-item>
        <text:list-item>
          <text:p text:style-name="P92">אם הכלל הוא "בחר את 3 הערכים הגבוהים ביותר", אז ערך-הסף של כל שחקן שנבחר הוא הערך של השחקן הרביעי.</text:p>
        </text:list-item>
        <text:list-item>
          <text:p text:style-name="P89"><text:span text:style-name="T69">א</text:span><text:span text:style-name="T64">ם הכלל הוא "הרץ אלגוריתם חמדני </text:span><text:span text:style-name="T72">ב</text:span><text:span text:style-name="T64">" - </text:span><text:span text:style-name="T72">אז ערך-הסף של כל שחקן יהיה תלוי במשקל שלו (נראה בהמשך).</text:span></text:p>
        </text:list-item>
      </text:list>
      <text:p text:style-name="P81"/>
      <text:p text:style-name="P79"><text:span text:style-name="T76">הוכחנו שיש רק כלל-תשלום יחיד שהוא </text:span><text:span text:style-name="T63">מועמד </text:span><text:span text:style-name="T76">להיות אמיתי. המכרז עם כלל-התשלום הזה נראה כך:</text:span></text:p>
      <text:list xml:id="list1992603665" text:style-name="L8">
        <text:list-item>
          <text:p text:style-name="P90"><text:span text:style-name="T64">כלל-הבחירה </text:span><text:span text:style-name="T77">הנתון </text:span><text:span text:style-name="T64">קובע, עבור כל שחקן</text:span><text:span text:style-name="T78">i</text:span><text:span text:style-name="T64">, ערך-סף מסויים</text:span><text:span text:style-name="T81"> t</text:span><text:span text:style-name="T184">i</text:span><text:span text:style-name="T73">.</text:span></text:p>
        </text:list-item>
        <text:list-item>
          <text:p text:style-name="P91"><text:span text:style-name="T64">אם</text:span><text:span text:style-name="T81"> </text:span><text:span text:style-name="T82">v</text:span><text:span text:style-name="T185">i</text:span><text:span text:style-name="T82"> &gt; t</text:span><text:span text:style-name="T185">i</text:span><text:span text:style-name="T73">, אז</text:span><text:span text:style-name="T74"> </text:span><text:span text:style-name="T75">השחקן נבחר ומשלם </text:span><text:span text:style-name="T81">t</text:span><text:span text:style-name="T184">i</text:span><text:span text:style-name="T83">.</text:span></text:p>
        </text:list-item>
        <text:list-item>
          <text:p text:style-name="P93">אחרת, השחקן לא נבחר ולא משלם.</text:p>
        </text:list-item>
      </text:list>
      <text:p text:style-name="P33"/>
      <text:p text:style-name="P47"><text:span text:style-name="T88">נשאר להוכיח</text:span><text:span text:style-name="T124">,</text:span><text:span text:style-name="T123"> ש</text:span><text:span text:style-name="T88">כלל</text:span><text:span text:style-name="T124">-</text:span><text:span text:style-name="T121">התש</text:span><text:span text:style-name="T122">לום</text:span><text:span text:style-name="T88"> </text:span><text:span text:style-name="T124">הזה </text:span><text:span text:style-name="T88">הוא אמיתי.</text:span><text:span text:style-name="T124"> הנה ה</text:span><text:span text:style-name="T148">הוכחה</text:span><text:span text:style-name="T88">:</text:span></text:p>
      <text:list xml:id="list2708571517" text:style-name="L9">
        <text:list-item>
          <text:p text:style-name="P106"><text:span text:style-name="T3">אם נבחרת</text:span><text:span text:style-name="T17">, ותכריז מעל </text:span><text:span text:style-name="T34">t</text:span><text:span text:style-name="T28">i</text:span><text:span text:style-name="T34"> </text:span><text:span text:style-name="T17">- </text:span><text:span text:style-name="T3">כלום לא ישתנה</text:span><text:span text:style-name="T16">, אתה עדיין תיבחר ותשלם את אותו ערך.</text:span></text:p>
        </text:list-item>
        <text:list-item>
          <text:p text:style-name="P107"><text:span text:style-name="T16">אם לא נבחרת</text:span><text:span text:style-name="T18">, ותכריז מתחת ל </text:span><text:span text:style-name="T34">t</text:span><text:span text:style-name="T28">i</text:span><text:span text:style-name="T34"> </text:span><text:span text:style-name="T18">-</text:span><text:span text:style-name="T16"> כלום לא ישתנה, אתה עדיין לא תיבחר ולא תשלם.</text:span></text:p>
        </text:list-item>
        <text:list-item>
          <text:p text:style-name="P108"><text:span text:style-name="T16">אם נבחרת</text:span><text:span text:style-name="T19">,</text:span><text:span text:style-name="T16"> ותכריז </text:span><text:span text:style-name="T19">מתחת ל-</text:span><text:span text:style-name="T35">t</text:span><text:span text:style-name="T30">i</text:span><text:span text:style-name="T17"> </text:span><text:span text:style-name="T19">- אתה לא תיבחר והתועלת שלך תהיה</text:span><text:span text:style-name="T20"> </text:span><text:span text:style-name="T19">0, בעוד שקודם לכן התועלת שלך היתה חיובית (כי</text:span><text:span text:style-name="T33"> </text:span><text:span text:style-name="T2">v</text:span><text:span text:style-name="T29">i</text:span><text:span text:style-name="T2"> &gt; t</text:span><text:span text:style-name="T29">i</text:span><text:span text:style-name="T19">).</text:span></text:p>
        </text:list-item>
        <text:list-item>
          <text:p text:style-name="P110"><text:span text:style-name="T19">א</text:span><text:span text:style-name="T3">ם לא נבחרת, ותכריז מעל</text:span><text:span text:style-name="T31"> </text:span><text:span text:style-name="T32">t</text:span><text:span text:style-name="T27">i</text:span><text:span text:style-name="T17"> </text:span><text:span text:style-name="T3">- אתה תיבחר ותשלם</text:span><text:span text:style-name="T31"> </text:span><text:span text:style-name="T32">t</text:span><text:span text:style-name="T27">i</text:span><text:span text:style-name="T3">, והתועלת שלך תהיה שלילית (כי</text:span><text:span text:style-name="T31"> </text:span><text:span text:style-name="T2">v</text:span><text:span text:style-name="T29">i</text:span><text:span text:style-name="T2"> </text:span><text:span text:style-name="T1">&lt;</text:span><text:span text:style-name="T2"> t</text:span><text:span text:style-name="T29">i</text:span><text:span text:style-name="T3">).</text:span></text:p>
        </text:list-item>
      </text:list>
      <text:p text:style-name="P59">***</text:p>
      <text:p text:style-name="P24"/>
      <text:p text:style-name="P24"/>
      <text:p text:style-name="Heading_20_2"><text:soft-page-break/>מכרז מיירסון למילוי תרמיל</text:p>
      <text:p text:style-name="P29">עכשיו נחזור לבעיית התרמיל ונפתור אותה בעזרת מכרז מיירסון. </text:p>
      <text:p text:style-name="P36"><text:span text:style-name="T47">אנחנו מניחים ש</text:span><text:span text:style-name="T91">המשקל של כל משתתף ידוע</text:span><text:span text:style-name="T125">; </text:span><text:span text:style-name="T91">כל משתתף צריך להגיד רק את הערך שלו.</text:span></text:p>
      <text:p text:style-name="P37"><text:span text:style-name="T91">נ</text:span><text:span text:style-name="T88">בדוק כמה כללי-בחירה אפשריים.</text:span></text:p>
      <text:p text:style-name="P34"/>
      <text:p text:style-name="P36"><text:span text:style-name="T176">אלגוריתם חמדני א</text:span><text:span text:style-name="T125">: </text:span><text:span text:style-name="T88">סדר את החפצים בסדר יורד של הערך</text:span><text:span text:style-name="T125">, ו</text:span><text:span text:style-name="T88">בחר חפצים לפי הסדר עד שהתרמיל מתמלא.</text:span><text:span text:style-name="T125">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26">לדוגמה, אם </text:span><text:span text:style-name="T127">יש 51 חפצים עם </text:span><text:span text:style-name="T126">הערכים </text:span><text:span text:style-name="T127">הבאים</text:span><text:span text:style-name="T126">:</text:span></text:p>
      <text:p text:style-name="P82"><text:span text:style-name="T148">$100/100k</text:span><text:span text:style-name="T88">, $20/2k, $20/2k, $20/2k … </text:span></text:p>
      <text:p text:style-name="P59"><text:span text:style-name="T201">אז רק </text:span>הראשון <text:span text:style-name="T202">נבחר, והוא </text:span>משלם את <text:span text:style-name="T195">ערך הסף </text:span>שלו<text:span text:style-name="T203">, שהוא </text:span>$20<text:span text:style-name="T201"> (כי אם היה אומר פחות מ-$20, הכלל לא היה בוחר אותו).</text:span></text:p>
      <text:p text:style-name="P59"/>
      <text:p text:style-name="P59"/>
      <text:p text:style-name="P49"><text:span text:style-name="T176">אלגוריתם חמדני ב</text:span><text:span text:style-name="T88">:</text:span><text:span text:style-name="T128"> </text:span><text:span text:style-name="T88">סדר את החפצים בסדר יורד של </text:span><text:span text:style-name="T148">ערך/משקל</text:span><text:span text:style-name="T128">, ו</text:span><text:span text:style-name="T88">בחר חפצים לפי הסדר עד שהתרמיל מתמלא.</text:span><text:span text:style-name="T129"> <text:s text:c="2"/>גם </text:span><text:span text:style-name="T125">האלגוריתם הזה הוא מונוטוני</text:span><text:span text:style-name="T129"> - </text:span><text:span text:style-name="T125">שחקן שמגדיל את הערך שלו</text:span><text:span text:style-name="T129"> (כשהמשקל נשאר קבוע)</text:span><text:span text:style-name="T125">, רק מגדיל את סיכוייו להיבחר. </text:span><text:span text:style-name="T130">נשתמש </text:span><text:span text:style-name="T125">במכרז מיירסון. </text:span><text:span text:style-name="T126">לדוגמה, אם </text:span><text:span text:style-name="T127">יש </text:span><text:span text:style-name="T131">3</text:span><text:span text:style-name="T127"> חפצים עם </text:span><text:span text:style-name="T126">הערכים </text:span><text:span text:style-name="T127">הבאים</text:span><text:span text:style-name="T126">:</text:span></text:p>
      <text:p text:style-name="P82"><text:span text:style-name="T149">$20/2k, </text:span><text:span text:style-name="T152">$5/1k, </text:span><text:span text:style-name="T88">$100/100k.</text:span></text:p>
      <text:p text:style-name="P65">שני הראשונים נבחרים, והפעם לכל אחד יש ערך-סף שונה:</text:p>
      <text:list xml:id="list191808182" text:style-name="L10">
        <text:list-item>
          <text:p text:style-name="P109"><text:span text:style-name="T14">ערך-הסף של </text:span><text:span text:style-name="T12">הראשון </text:span><text:span text:style-name="T13">הוא</text:span><text:span text:style-name="T3"> $2</text:span><text:span text:style-name="T13"> </text:span><text:span text:style-name="T14">- </text:span><text:span text:style-name="T13">כי אילו היה אומר פחות מ-$2, יחס ערך/משקל שלו היה קטן משל </text:span><text:span text:style-name="T15">החפץ השלישי</text:span><text:span text:style-name="T13">, והוא לא היה נבחר</text:span><text:span text:style-name="T15">.</text:span></text:p>
        </text:list-item>
        <text:list-item>
          <text:p text:style-name="P102">ערך-הסף של השני הוא $1 - מאותה סיבה.</text:p>
        </text:list-item>
      </text:list>
      <text:p text:style-name="P15">לכן הראשון ישלם $2 והשני ישלם $1.</text:p>
      <text:p text:style-name="P16">מעניין שהתשלום של כל שחקן פרופורציונלי למשקל שלו – יש כאן הגינות מסויימת (אם-כי האלגוריתם לא נועד בהכרח להיות הוגן).</text:p>
      <text:p text:style-name="P24"/>
      <text:p text:style-name="P9"><text:span text:style-name="T177">אל</text:span><text:span text:style-name="T176">גוריתם א+ב</text:span><text:span text:style-name="T88">: הפעל את שני האלגוריתמים החמדניים. בחר את התוצאה עם הסכום הגבוה.</text:span></text:p>
      <text:p text:style-name="P14">גם האלגוריתם הזה מונוטוני. הנה כמה דוגמאות לתוצאה של מכרז מיירסון:</text:p>
      <text:p text:style-name="P82"><text:span text:style-name="T148">$54/52k</text:span><text:span text:style-name="T88">, $52/51k, $49/49k</text:span></text:p>
      <text:p text:style-name="P59">הראשון זוכה ומשלם: <text:s text:c="2"/>$52 * (52k/51k)</text:p>
      <text:p text:style-name="P83">$100/100k, <text:s/>$20/2k, <text:s/>$20/2k</text:p>
      <text:p text:style-name="P59">הראשון זוכה ומשלם $40. <text:s/></text:p>
      <text:p text:style-name="P83">$100/100k, $60/2k, <text:s/>$60/2k</text:p>
      <text:p text:style-name="P59">שני האחרונים זוכים ומשלמים: <text:span text:style-name="T207">כמה</text:span>? <text:span text:style-name="T207">(תרגיל כיתה)</text:span></text:p>
      <text:p text:style-name="P5"><text:span text:style-name="T37">סיכום: ויקרי-קלארק-גרובס לעומת מי</text:span><text:span text:style-name="T36">ירסון</text:span></text:p>
      <text:p text:style-name="P30">ראינו שתי דרכים לבנות מכרזים אמיתיים - לכל דרך יש יתרונות וחסרונות:</text:p>
      <text:list xml:id="list3105085804" text:style-name="L11">
        <text:list-item>
          <text:p text:style-name="P94">היתרון של וק"ג - שהוא <text:span text:style-name="T204">עובד גם כשהשחקנים הם </text:span><text:span text:style-name="T196">רב-פרמטריים</text:span><text:span text:style-name="T204">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95">היתרון של מיירסון - שהוא עובד עם כל כלל-בחירה מונוטוני; החיסרון שלו - שהוא יודע לעבוד רק עם שחקנים <text:span text:style-name="T195">חד-פרמטריים </text:span>- לכל שחקן יש רק מספר אחד המציין את הערך שלו ל"היבחרות". הוא לא יכול לפתור בעיות עם שחקנים רב-פרמטריים.</text:p>
        </text:list-item>
      </text:list>
      <text:p text:style-name="P31">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05">בתחום.</text:span></text:p>
      <text:p text:style-name="P24"/>
      <text:p text:style-name="P87"/>
      <text:p text:style-name="P6"><text:soft-page-break/>סיכם: אראל סגל-הלוי.</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6T19:14:46.250433425</dc:date>
    <meta:editing-duration>P10DT3H49M30S</meta:editing-duration>
    <meta:editing-cycles>1431</meta:editing-cycles>
    <dc:creator>Erel Segal-Halevi</dc:creator>
    <meta:document-statistic meta:table-count="0" meta:image-count="0" meta:object-count="0" meta:page-count="6" meta:paragraph-count="121" meta:word-count="2183" meta:character-count="11789" meta:non-whitespace-character-count="9670"/>
  </office:meta>
</office:document-meta>
</file>